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style>
    <style:style style:name="P3" style:family="paragraph" style:parent-style-name="Standard">
      <style:text-properties fo:background-color="#ffff00"/>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Text_20_body">
      <style:text-properties fo:font-weight="bold"/>
    </style:style>
    <style:style style:name="P6" style:family="paragraph" style:parent-style-name="Text_20_body">
      <style:text-properties fo:background-color="#ffff00"/>
    </style:style>
    <style:style style:name="P7" style:family="paragraph" style:parent-style-name="Text_20_body">
      <style:text-properties style:text-line-through-style="solid"/>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fo:font-weight="bold"/>
    </style:style>
    <style:style style:name="P10" style:family="paragraph" style:parent-style-name="Text_20_body">
      <style:paragraph-properties fo:margin-top="0cm" fo:margin-bottom="0cm"/>
      <style:text-properties fo:background-color="#ffff00"/>
    </style:style>
    <style:style style:name="P11" style:family="paragraph" style:parent-style-name="Text_20_body">
      <style:paragraph-properties fo:margin-top="0cm" fo:margin-bottom="0cm"/>
      <style:text-properties style:text-line-through-style="solid"/>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fo:background-color="#ffff00"/>
    </style:style>
    <style:style style:name="T5" style:family="text">
      <style:text-properties fo:background-color="#ffff00"/>
    </style:style>
    <style:style style:name="T6"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P1"><text:span text:style-name="T1">Either answer will give you a point; answer honestly.</text:span> <text:line-break/><text:line-break/><text:span text:style-name="T3">My friends would be most proud of me if…</text:span> </text:p>
      <text:p text:style-name="P1">I did not cheat on this exam and got the score I earned. </text:p>
      <text:p text:style-name="Text_20_body">I cheated on this exam and got a score higher than I earned. </text:p>
      <text:h text:style-name="Heading_20_3" text:outline-level="3">Question 2</text:h>
      <text:p text:style-name="P1"><text:span text:style-name="T3">Decision illusions…</text:span> </text:p>
      <text:p text:style-name="P1">are sleight-of-hand tricks usually practiced by experienced magicians. </text:p>
      <text:p text:style-name="P1">are tricks that our minds play on our eyes. </text:p>
      <text:p text:style-name="P1"><text:span text:style-name="T5">are like visual illusions—our brains make us fall for the same tricks over and over again.</text:span> </text:p>
      <text:p text:style-name="Text_20_body">are situations in which you perceive options that don’t actually exist. </text:p>
      <text:p text:style-name="P1"><text:span text:style-name="T3">Which of the following is a way that defaults generally influence choices?</text:span> </text:p>
      <text:p text:style-name="P1">Defaults usually are less expensive. </text:p>
      <text:p text:style-name="P10">Selecting a default usually requires less effort. </text:p>
      <text:p text:style-name="P1">Defaults are like a fine wine; they improve over time. </text:p>
      <text:p text:style-name="Text_20_body">Because of our automatic impulse to check unchecked boxes on forms, defaults only work when a deep level of cognitive processing is involved. </text:p>
      <text:h text:style-name="Heading_20_3" text:outline-level="3">Question 3<office:annotation><dc:creator>Unknown Author</dc:creator><dc:date>2013-05-11T16:16:37.55</dc:date><text:p text:style-name="P12"><text:span text:style-name="T6">Badly written answer array</text:span></text:p></office:annotation></text:h>
      <text:p text:style-name="P1"><text:span text:style-name="T3">Which best demonstrates asymmetric dominance, also known as the decoy effect?</text:span> </text:p>
      <text:p text:style-name="P1">We tend to find painted wooden people and animals equally as attractive as real people and animals. </text:p>
      <text:p text:style-name="P10">The decoy effect is adding an expensive bottle of wine to the menu so that people have a wider range of choices. </text:p>
      <text:p text:style-name="P1">The decoy effect is giving a wooden duck as a gift. </text:p>
      <text:p text:style-name="Text_20_body">When given the options of an average loveseat, an excellent loveseat on sale, and an armchair, people will likely choose the excellent loveseat on sale. </text:p>
      <text:h text:style-name="Heading_20_3" text:outline-level="3">Question 4</text:h>
      <text:p text:style-name="P1"><text:span text:style-name="T3">What is a problem with a model of economics that assumes people are rational?</text:span> </text:p>
      <text:p text:style-name="P1">A rational model is only fit for the lifestyle of chess enthusiasts. </text:p>
      <text:p text:style-name="P1">It does not take into account the idea of utility. </text:p>
      <text:p text:style-name="P1">A rational model works in every case, except for self-herding. </text:p>
      <text:p text:style-name="P6">People do not always behave rationally, so a model that assumes people are rational will mispredict many decisions. </text:p>
      <text:h text:style-name="Heading_20_3" text:outline-level="3">Question 4&amp;&amp;</text:h>
      <text:p text:style-name="P1"><text:span text:style-name="T3">Which of the following best describes self-herding?</text:span> </text:p>
      <text:p text:style-name="P1"><text:span text:style-name="T5">People imitate their own past decisions.</text:span> </text:p>
      <text:p text:style-name="P1">We react against the behavior of our peers and try to differentiate our behavior from theirs. </text:p>
      <text:p text:style-name="P1">Individuals in a group can act together with an alarming sense of coordination. </text:p>
      <text:p text:style-name="Standard">We refer to social norms to guide our actions. </text:p>
      <text:h text:style-name="Heading_20_3" text:outline-level="3">Question 5<office:annotation><dc:creator>Unknown Author</dc:creator><dc:date>2013-05-11T16:17:34.24</dc:date><text:p text:style-name="P12"><text:span text:style-name="T6">Again, bad array</text:span></text:p></office:annotation></text:h>
      <text:p text:style-name="P1"><text:span text:style-name="T3">Last night you went to the theater without knowing what movie you wanted to see. Most </text:span><text:soft-page-break/><text:span text:style-name="T3">people at the theater were buying tickets for Movie A, so you chose to see Movie A too. This is an example of ____</text:span> </text:p>
      <text:p text:style-name="P1">present-focus bias. </text:p>
      <text:p text:style-name="P1">reward substitution. </text:p>
      <text:p text:style-name="P10">the same behavior as when you see a crowded restaurant, assume it's popular because it’s good, and therefore eat dinner there. </text:p>
      <text:p text:style-name="Text_20_body">defaults. </text:p>
      <text:p text:style-name="Text_20_body">- - - - - - - </text:p>
      <text:p text:style-name="P1"><text:span text:style-name="T5">herding. </text:span></text:p>
      <text:p text:style-name="P1">self-herding. </text:p>
      <text:p text:style-name="P1">reward substitution. </text:p>
      <text:p text:style-name="Text_20_body">present-focus bias. </text:p>
      <text:h text:style-name="Heading_20_3" text:outline-level="3">Question 6</text:h>
      <text:p text:style-name="P2">In behavioral economics, framing . . . </text:p>
      <text:p text:style-name="P10">can alter the average decision by altering the choice set and its presentation. </text:p>
      <text:p text:style-name="P1">is when social scientists use functional MRI to compare drug users’ brain activity with non-users’ brain activity. </text:p>
      <text:p text:style-name="P1">is the act of accusing a suspicious-looking but innocent person of a crime. </text:p>
      <text:p text:style-name="Text_20_body">shows that preferences are stable and coherent. </text:p>
      <text:h text:style-name="Heading_20_3" text:outline-level="3">Question 7</text:h>
      <text:p text:style-name="P1"><text:span text:style-name="T3">Which of the following is generally true about our preferences?</text:span> </text:p>
      <text:p text:style-name="P1">Our preferences are most often dictated by social status. </text:p>
      <text:p text:style-name="P1">They are immune to outside influence. </text:p>
      <text:p text:style-name="P1">We have a tendency to check unchecked boxes on forms. </text:p>
      <text:p text:style-name="P6">We use mental shortcuts to generate them. </text:p>
      <text:p text:style-name="P1"><text:span text:style-name="T3">Which of the following is generally true about our preferences?</text:span> </text:p>
      <text:p text:style-name="P1">They are stable and impervious to environmental influence. </text:p>
      <text:p text:style-name="P10">They are often determined by our environment. </text:p>
      <text:p text:style-name="P1">We all prefer the same thing. </text:p>
      <text:p text:style-name="Text_20_body">They are immune to outside influence. </text:p>
      <text:h text:style-name="Heading_20_3" text:outline-level="3">Question 8</text:h>
      <text:p text:style-name="P1"><text:span text:style-name="T3">What is Prospect Theory?</text:span> </text:p>
      <text:p text:style-name="P1">A tool for employers to hire new employees </text:p>
      <text:p text:style-name="P10">A theory demonstrating how people make decisions based on the potential value of losses and gains </text:p>
      <text:p text:style-name="P1">A theory demonstrating how people fail to use heuristics when making decisions </text:p>
      <text:p text:style-name="Text_20_body">A theory demonstrating how people rely on their mothers’ advice when making decisions </text:p>
      <text:h text:style-name="Heading_20_3" text:outline-level="3">Question 9</text:h>
      <text:p text:style-name="P1"><text:span text:style-name="T3">Deciding whether they would pay an arbitrarily chosen price for various products (based on Social Security Numbers) caused participants to do which of the following?</text:span> </text:p>
      <text:p text:style-name="P10">Value the products at a higher price if their Social Security Number was higher </text:p>
      <text:p text:style-name="P1">Value products within a single category at the same price (but not between categories) </text:p>
      <text:p text:style-name="P1">Value the products at a lower price if their Social Security Number was higher </text:p>
      <text:p text:style-name="P1"/>
      <text:p text:style-name="P5"><text:soft-page-break/>What did Dan's experiment show by having people write down the last digits of their social security number?</text:p>
      <text:p text:style-name="P1">Those with social security numbers ending with a higher number tended to be older. </text:p>
      <text:p text:style-name="P10">Any number—no matter how meaningless—can serve as an anchor for future decisions. </text:p>
      <text:p text:style-name="P1">Random numbers hardly affect how much people are willing to pay for things. </text:p>
      <text:p text:style-name="P1">The social security number—although completely arbitrary—affected what people were willing to pay for the first object but not for the subsequent objects. </text:p>
      <text:p text:style-name="Text_20_body">Value the products based on market price </text:p>
      <text:h text:style-name="Heading_20_3" text:outline-level="3">Question 10</text:h>
      <text:p text:style-name="P1"><text:span text:style-name="T3">Kahneman &amp; Tversky’s Prospect Theory directly violates standard economic theory because of which of the following?</text:span> </text:p>
      <text:p text:style-name="P1">People are loss averse; they make decisions based on the probability of the final outcome. </text:p>
      <text:p text:style-name="P11">People value gains more highly than they fear losses. </text:p>
      <text:p text:style-name="P1">People are overly optimistic in their decision making. </text:p>
      <text:p text:style-name="P6">People are loss averse; they make decisions based on the pain of loss as compared to the pleasure of gains, rather than making decisions based on the probability of the final outcome. </text:p>
      <text:h text:style-name="Heading_20_3" text:outline-level="3">Question 11</text:h>
      <text:p text:style-name="P1"><text:span text:style-name="T3">In behavioral economics, what is anchoring?</text:span> </text:p>
      <text:p text:style-name="P1">It’s what you must do when you are afraid your sailboat will drift away. </text:p>
      <text:p text:style-name="P10">It’s people’s tendency when making decisions to rely heavily on the first piece of information they received. </text:p>
      <text:p text:style-name="P1">It’s the fear of sudden changes in strategy. </text:p>
      <text:p text:style-name="Text_20_body">It’s one of the most controversial putting styles in golf, and is likely to be permanently banned in favor of the traditional golf stroke. </text:p>
      <text:h text:style-name="Heading_20_3" text:outline-level="3">Question 12</text:h>
      <text:p text:style-name="P1"><text:span text:style-name="T3">What’s different about the way we treat things that are free?</text:span> </text:p>
      <text:p text:style-name="P1">In an online course, for example, we should think that the free product that we are consuming is identical to a paid version. </text:p>
      <text:p text:style-name="P10">We forget to compare the price difference to the quality difference when things are free. </text:p>
      <text:p text:style-name="P1">We infer that free things are of very high quality. </text:p>
      <text:p text:style-name="Text_20_body">Transaction costs are too high in cases where we have to pay money, and this is the driving force behind the attraction to things that are free. </text:p>
      <text:h text:style-name="Heading_20_3" text:outline-level="3">Question 13</text:h>
      <text:p text:style-name="P1"><text:span text:style-name="T3">In which situation would you make something free?</text:span> </text:p>
      <text:p text:style-name="P10">If it is more important to have people use a service than for you to recoup its cost </text:p>
      <text:p text:style-name="P1">If you want to increase the psychological agony that people would feel from parting with their money </text:p>
      <text:p text:style-name="P1">If you want to make people reveal their true preferences, make one item free and put a nominal price on the other item </text:p>
      <text:p text:style-name="Text_20_body">If you want to take advantage of the diminishing returns of the pain of paying </text:p>
      <text:p text:style-name="Text_20_body">- - - - - </text:p>
      <text:p text:style-name="P1">If you want to increase the psychological agony that people would feel from parting with their money </text:p>
      <text:p text:style-name="P10"><text:soft-page-break/>If you want someone to choose it over a paid alternative </text:p>
      <text:p text:style-name="P1">If you want to take advantage of the diminishing returns of the pain of paying </text:p>
      <text:p text:style-name="Text_20_body">If you want to get people used to a product, so that later on they will be willing to pay a higher price for the same product </text:p>
      <text:h text:style-name="Heading_20_3" text:outline-level="3">Question 14</text:h>
      <text:p text:style-name="P1"><text:span text:style-name="T3">Imagine that you run a gym. What </text:span><text:span text:style-name="T4">might</text:span><text:span text:style-name="T3"> happen if you implement micropayments for people who use the gym?</text:span> </text:p>
      <text:p text:style-name="P1">Your patrons will like micropayments much better than a membership. </text:p>
      <text:p text:style-name="P1">Your patrons will appreciate the ability to only pay for what they use and will be motivated to use the gym more often. </text:p>
      <text:p text:style-name="P10">You would likely lose money. </text:p>
      <text:p text:style-name="Text_20_body">Your patrons will exercise more. </text:p>
      <text:p text:style-name="Text_20_body">- - - - - </text:p>
      <text:p text:style-name="P1">The following question refers to: Frederick, S., Novemsky, N., Wang, J., Dhar, R., &amp; Nowlis, S. (2009). Opportunity Cost Neglect. <text:span text:style-name="T1">Journal of Consumer Research</text:span>, 36(4), 553-561. <text:line-break/><text:line-break/><text:span text:style-name="T3">What is the perceived difference between "not buying something" and "keeping the money for something else?"</text:span> </text:p>
      <text:p text:style-name="P1">The financial implications of the purchase are meaningful in the latter case, but not in the first. </text:p>
      <text:p text:style-name="P1">When you’re simply choosing to buy or not buy something—rather than choosing between options—opportunity cost is irrelevant. </text:p>
      <text:p text:style-name="P1">The only difference is in wording. People understand the two phrases in exactly the same way. </text:p>
      <text:p text:style-name="P6">The difference in phrasing affected whether participants considered opportunity costs and whether they decided to get an item. </text:p>
      <text:h text:style-name="Heading_20_3" text:outline-level="3">Question 15</text:h>
      <text:p text:style-name="P1">The following question refers to: Shah, A. M., &amp; Wolford, G. (2007). Buying Behavior as a Function of Parametric Variation of Number of Choices. <text:span text:style-name="T1">Psychological Science</text:span>, 18(5), 369-370. <text:line-break/><text:line-break/><text:span text:style-name="T3">As the number of choices for a type of product increases, what happens to buying behavior?</text:span> </text:p>
      <text:p text:style-name="P10">Buying initially increases and then decreases. </text:p>
      <text:p text:style-name="P1">Loss aversion causes people to value their money more than the product, and buying decreases. </text:p>
      <text:p text:style-name="P1">Buying behavior initially increases then levels off. </text:p>
      <text:p text:style-name="Text_20_body">Buying behavior increases in a linear fashion, as consumers are more likely to find a product that meets their needs. </text:p>
      <text:p text:style-name="Text_20_body">- - - - </text:p>
      <text:p text:style-name="P3">Buying behavior exhibits an inverted U-shaped function. </text:p>
      <text:p text:style-name="Standard">Loss aversion causes people to value their money more than the product, and buying decreases. </text:p>
      <text:p text:style-name="Standard">Buying behavior initially increases then levels off. </text:p>
      <text:p text:style-name="Standard">Buying behavior increases in a linear fashion, as consumers are more likely to find a product that meets their needs. </text:p>
      <text:p text:style-name="Standard">- - - - </text:p>
      <text:p text:style-name="P1"><text:span text:style-name="T3">What is opportunity cost?</text:span> </text:p>
      <text:p text:style-name="P10">What you give up by choosing one thing over another </text:p>
      <text:p text:style-name="P1">Expected utility minus actual utility </text:p>
      <text:p text:style-name="P1">What you are willing to pay in insurance </text:p>
      <text:p text:style-name="Text_20_body">The amount of money used to purchase an experiential product </text:p>
      <text:h text:style-name="Heading_20_3" text:outline-level="3"><text:soft-page-break/>Question 16</text:h>
      <text:p text:style-name="P1"><text:span text:style-name="T3">What is hyperbolic discounting?</text:span> </text:p>
      <text:p text:style-name="P1">It’s the overuse of coupons. </text:p>
      <text:p text:style-name="P1">It’s a time-consistent model of discounting gains to take account for inflation and other losses of economic value. </text:p>
      <text:p text:style-name="P1">It’s when people prefer a later reward, rather than an earlier reward. </text:p>
      <text:p text:style-name="P6">It’s when people find gains disproportionately less appealing the longer the time they have to wait for the reward. </text:p>
      <text:h text:style-name="Heading_20_3" text:outline-level="3">Question 17</text:h>
      <text:p text:style-name="P1"><text:span text:style-name="T3">Which of the following statements best represents loss aversion?</text:span> </text:p>
      <text:p text:style-name="P1">Terrible things are losses. </text:p>
      <text:p text:style-name="P1">Every cloud has a silver lining. </text:p>
      <text:p text:style-name="P10">We experience greater pain from losses than joy from equivalent gains. </text:p>
      <text:p text:style-name="Text_20_body">It's only after we've lost everything that we're free to do anything. </text:p>
      <text:p text:style-name="Text_20_body">- - - - - </text:p>
      <text:p text:style-name="P2">30-day product return guarantees take advantage of . . . </text:p>
      <text:p text:style-name="P1">the endowment effect and hindsight bias. </text:p>
      <text:p text:style-name="P10">loss aversion and the endowment effect. </text:p>
      <text:p text:style-name="P1">reward substitution and Ulysses contracts. </text:p>
      <text:p text:style-name="Text_20_body">loss aversion and self control. </text:p>
      <text:h text:style-name="Heading_20_3" text:outline-level="3">Question 18</text:h>
      <text:p text:style-name="P1"><text:span text:style-name="T3">What is the pain of paying?</text:span> </text:p>
      <text:p text:style-name="P10">The agony of parting with money. </text:p>
      <text:p text:style-name="P1">A measure of the guilt incurred by betraying a close friend </text:p>
      <text:p text:style-name="P1">A measure of the reluctance of a decision-maker towards potentially aversive outcomes </text:p>
      <text:p text:style-name="Text_20_body">A measure of the problems created by negative affect </text:p>
      <text:h text:style-name="Heading_20_3" text:outline-level="3">Question 19</text:h>
      <text:p text:style-name="P1"><text:span text:style-name="T3">What is a potential danger of using credit cards?</text:span> </text:p>
      <text:p text:style-name="P1">People using cash generally purchase more vice products (i.e., junk food) but the same amount of virtue products (i.e., vegetables) than those who pay with credit. </text:p>
      <text:p text:style-name="P1">They are easier to swipe from wallets than cash. </text:p>
      <text:p text:style-name="P10">People using credit cards generally purchase more vice products (i.e., junk food) than those who pay with cash. </text:p>
      <text:p text:style-name="Text_20_body">The endowment effect makes you go shopping more often with a credit card. </text:p>
      <text:p text:style-name="Text_20_body">- - - - - - </text:p>
      <text:p text:style-name="P1"><text:span text:style-name="T3">You have $5. You spend that $5 on a mug. How much will that mug be worth to you a week later?</text:span> </text:p>
      <text:p text:style-name="P10">The endowment effect suggests that you will place a value higher than $5 on the mug. </text:p>
      <text:p text:style-name="P1">The endowment effect suggests that it will be worth $5 as it becomes endowed with the monetary value that you spent on it. </text:p>
      <text:p text:style-name="P1">It depends on the design of the mug. </text:p>
      <text:p text:style-name="Text_20_body">Depreciation shows that you value it at half of the purchase price after it has been used. </text:p>
      <text:h text:style-name="Heading_20_3" text:outline-level="3"><text:soft-page-break/>Question 20</text:h>
      <text:p text:style-name="P1"><text:span text:style-name="T3">In behavioral economics, what is the power of </text:span><text:span text:style-name="T2">free</text:span><text:span text:style-name="T3">?</text:span> </text:p>
      <text:p text:style-name="P1"><text:span text:style-name="T5">Free things are disproportionately attractive compared to non-free things</text:span>. </text:p>
      <text:p text:style-name="P1">The more free you are, the less you have to lose. </text:p>
      <text:p text:style-name="P1">The wealthier one gets, the more free things one is given. </text:p>
      <text:p text:style-name="Text_20_body">People value things that are free more than things that come with a price. </text:p>
      <text:h text:style-name="Heading_20_3" text:outline-level="3">Question 21</text:h>
      <text:p text:style-name="P1"><text:span text:style-name="T3">Suppose that Dan needs help changing his tire. Which of the following offers would be </text:span><text:span text:style-name="T2">least</text:span><text:span text:style-name="T3"> likely to get you to help?</text:span> </text:p>
      <text:p text:style-name="P1">$600 </text:p>
      <text:p text:style-name="P1">A pat on the back </text:p>
      <text:p text:style-name="P1">$200 </text:p>
      <text:p text:style-name="Text_20_body"><text:span text:style-name="T5">$2.00</text:span> </text:p>
      <text:p text:style-name="Text_20_body">- - - - - - -</text:p>
      <text:p text:style-name="P1"><text:span text:style-name="T3">How can mental accounting be used to help control spending?</text:span> </text:p>
      <text:p text:style-name="P1">It lowers the expected utility for certain goods so that we are less inclined to spend money on them. </text:p>
      <text:p text:style-name="P1">People can learn to do math in their heads, which reduces mistakes. </text:p>
      <text:p text:style-name="P1">We become rational, like accountants, and spend money more wisely. </text:p>
      <text:p text:style-name="P6">Budgeting or earmarking for a specific spending category will make it harder to spend more than a certain amount in that category. </text:p>
      <text:h text:style-name="Heading_20_3" text:outline-level="3">Question 22</text:h>
      <text:p text:style-name="P1"><text:span text:style-name="T3">Which of the following is an example of Gary Becker’s theory of moral decision-making?</text:span> </text:p>
      <text:p text:style-name="P1">You could embezzle money from your company, but you don’t want to be that sort of person. </text:p>
      <text:p text:style-name="P1">You hand a $20 bill to a homeless man because he reminds you of your uncle. </text:p>
      <text:p text:style-name="P1">Morality is relative and will be interpreted differently depending on the individual and the culture. </text:p>
      <text:p text:style-name="P6">You consider cheating on your final exam, but weigh the costs and benefits and decide that it would not be worth it to get caught. </text:p>
      <text:p text:style-name="Text_20_body">- - - - - - </text:p>
      <text:p text:style-name="P1"><text:span text:style-name="T3">Which of the following best describes Gary Becker’s proposal for moral decision making?</text:span> </text:p>
      <text:p text:style-name="P1">We only consider what we have to lose when faced with an unethical option. </text:p>
      <text:p text:style-name="P1">We only consider what we have to gain when faced with an unethical option. </text:p>
      <text:p text:style-name="P10">We consider the costs, benefits, and risks when faced with an unethical choice. </text:p>
      <text:p text:style-name="Text_20_body">We attempt to satisfy the greater good. </text:p>
      <text:h text:style-name="Heading_20_3" text:outline-level="3">Question 23</text:h>
      <text:p text:style-name="P1"><text:span text:style-name="T3">In the matrix task, what happened when the likelihood of getting caught cheating increased?</text:span> </text:p>
      <text:p text:style-name="P1">People got much better at correctly answering more questions. </text:p>
      <text:p text:style-name="P10">The same amount of cheating took place. </text:p>
      <text:p text:style-name="P1">The same small number of people cheated, but the cheaters cheated more. </text:p>
      <text:p text:style-name="Text_20_body">The same small number of people cheated, but the cheaters cheated less. </text:p>
      <text:h text:style-name="Heading_20_3" text:outline-level="3">Question 24</text:h>
      <text:p text:style-name="P1"><text:span text:style-name="T3">Did people cheat less when they were able to recall more of the Ten Commandments?</text:span> </text:p>
      <text:p text:style-name="P1">Yes, and religiosity increased after taking the exam. </text:p>
      <text:p text:style-name="P10"><text:soft-page-break/>No. The reminder was enough to get them to cheat less, whether or not they could recall a single commandment accurately. </text:p>
      <text:p text:style-name="P1">Yes. For each commandment that a person recalled, s/he was more honest by one more problem. </text:p>
      <text:p text:style-name="Text_20_body">No. People believed that their cheating behavior did not fall under any of the commandments, and cheated more. </text:p>
      <text:h text:style-name="Heading_20_3" text:outline-level="3">Question 25</text:h>
      <text:p text:style-name="P1"><text:span text:style-name="T3">How much cheating occurred when people were paid for correct answers in tokens that were later exchanged for money?</text:span> </text:p>
      <text:p text:style-name="P1">Cheating halved. Participants claimed to have solved five problems when they actually solved an average of four. The cash group claimed to have solved six. </text:p>
      <text:p text:style-name="P1">Cheating was at full throttle, with participants mostly claiming they had solved all twenty problems correctly. </text:p>
      <text:p text:style-name="P1">Cheating did not change. Participants claimed to have solved six problems, when they actually solved an average of four. The cash group also claimed to have solved six. </text:p>
      <text:p text:style-name="P6">Cheating doubled. Participants claimed to have solved eight problems when they actually solved an average of four. The cash group claimed to have solved six. </text:p>
      <text:h text:style-name="Heading_20_3" text:outline-level="3">Question 26</text:h>
      <text:p text:style-name="P1"><text:span text:style-name="T3">Which describes a conflict of interest?</text:span> </text:p>
      <text:p text:style-name="P10">You know which campy movie is getting unexpectedly positive reviews? The one whose studio sent newspaper critics home with bags of fabulous gifts. </text:p>
      <text:p text:style-name="P1">Your bank turns you down for a house loan, despite the fact that you’ve been a loyal—if not entirely reliable—customer. </text:p>
      <text:p text:style-name="P1">You don’t know whether to take a trip to Rome or Paris. </text:p>
      <text:p text:style-name="Text_20_body">Despite the fact that you should study for your final exam, you find yourself spending hours on YouTube watching videos of cats on roombas. </text:p>
      <text:p text:style-name="Text_20_body">- - - - - - - </text:p>
      <text:p text:style-name="P1"><text:span text:style-name="T3">What is a conflict of interest?</text:span> </text:p>
      <text:p text:style-name="P1">It’s when short-term goals do not align with long-term goals. </text:p>
      <text:p text:style-name="P1">It’s when you have to decide whether to take money you need from an account where it is earning interest. </text:p>
      <text:p text:style-name="P1">It’s when you find the healthiest or wisest decision unappealing. </text:p>
      <text:p text:style-name="P6">It’s when you would benefit from a certain outcome and you have some control over the process that determines the outcome, despite the fact that you are supposed to be neutral. </text:p>
      <text:h text:style-name="Heading_20_3" text:outline-level="3">Question 27</text:h>
      <text:p text:style-name="P1"><text:span text:style-name="T3">Which of the following is the best explanation for why creative people tend to cheat more?</text:span> </text:p>
      <text:p text:style-name="P1">They are more socially conscious. </text:p>
      <text:p text:style-name="P1">They are prone to enjoy fudge more and can therefore construe their actions in accordance with the “undeserved dessert theory.” </text:p>
      <text:p text:style-name="P10">They are better at rationalizing their actions. </text:p>
      <text:p text:style-name="Text_20_body">They make less money and need to cheat more to pay their bills.</text:p>
      <text:p text:style-name="Text_20_body">- - - - - - </text:p>
      <text:p text:style-name="P2">According to the Simple Model of Rational Crime, people weigh the benefits of crime with the probability of being caught and the size of the punishment.<text:line-break/><text:line-break/>Testing this theory through experimentation showed . . . </text:p>
      <text:p text:style-name="P1"><text:soft-page-break/>that we only consider what we have to lose when faced with an unethical option. </text:p>
      <text:p text:style-name="P1">nothing; the experiments were inconclusive because someone stole the data. </text:p>
      <text:p text:style-name="P1"><text:span text:style-name="T5">that we do not decide whether an option is worth taking based on a calculation of its costs, benefits, and risks.</text:span> </text:p>
      <text:p text:style-name="Text_20_body">that the model is a good description of behavior, despite the fact that almost no one believes in the rational model of crime. <text:s/></text:p>
      <text:h text:style-name="Heading_20_3" text:outline-level="3">Question 28</text:h>
      <text:p text:style-name="P1">The following question refers to: Gino, F., Ayal, S., &amp; Ariely, D. (2009). Contagion and Differentiation in Unethical Behavior: The Effect of One Bad Apple on the Barrel. <text:span text:style-name="T1">Psychological Science</text:span>, 20(3), 393-398. <text:line-break/><text:line-break/><text:span text:style-name="T3">How much did the participants cheat when they witnessed an egregious act of dishonesty? </text:span></text:p>
      <text:p text:style-name="P10">They cheated when they saw another person in their group cheating, but became more honest when the cheater was from a rival social group. </text:p>
      <text:p text:style-name="P1">It depended on how much time they had to complete the matrix test. </text:p>
      <text:p text:style-name="P1">Participants were completely honest, as usual. </text:p>
      <text:p text:style-name="Text_20_body">Participants refrained from cheating when someone like them (from the same school) cheated, but they cheated more when someone in an out-group (from another school) cheated. </text:p>
      <text:p text:style-name="Text_20_body">– - - - - - </text:p>
      <text:p text:style-name="P1">The following question refers to: Mazar, N., Amir, O., &amp; Ariely, D. (2008). The Dishonesty of Honest People: A Theory of Self-concept Maintenance. <text:span text:style-name="T1">Journal of Marketing Research</text:span>, 45(6), 633-644. <text:line-break/><text:line-break/><text:span text:style-name="T3">What role did the medium of exchange play in cheating behavior?</text:span> </text:p>
      <text:p text:style-name="P10">Participants cheated more when they were paid with tokens (to be traded for cash almost instantly) than when they were paid directly with cash. </text:p>
      <text:p text:style-name="P1">Participants cheated the same amount, showing that they cared most about the likelihood of getting caught. </text:p>
      <text:p text:style-name="P1">Participants cheated the same amount for both tokens and money, indicating that they mostly cared about the financial gain at the end of the experiment. </text:p>
      <text:p text:style-name="Text_20_body">Participants cheated less when they were paid in tokens, indicating that cash makes people more dishonest. </text:p>
      <text:h text:style-name="Heading_20_3" text:outline-level="3">Question 29</text:h>
      <text:p text:style-name="P1">The following question refers to: Mazar, N., Amir, O., &amp; Ariely, D. (2008). The Dishonesty of Honest People: A Theory of Self-concept Maintenance. <text:span text:style-name="T1">Journal of Marketing Research</text:span>, 45(6), 633-644.<text:line-break/><text:line-break/><text:span text:style-name="T3">What is the neurological evidence showing that people consider more than their own interests when deciding whether to be dishonest?</text:span> </text:p>
      <text:p text:style-name="P10">Brain imaging studies show that socially approved acts activate the same reward centers in the brain as other gains. </text:p>
      <text:p text:style-name="P1">Brain imaging studies show that socially approved acts activate the neurological centers that are involved in the semantic categorization of prototypes. </text:p>
      <text:p text:style-name="P1">Brain imaging studies show that gaining money activates the neurological centers that are involved in the semantic categorization of prototypes. </text:p>
      <text:p text:style-name="Text_20_body">Brain imaging studies reveal that criminally-minded people have less pink matter in the honesty regions of their brains. </text:p>
      <text:h text:style-name="Heading_20_3" text:outline-level="3"><text:soft-page-break/>Question 30</text:h>
      <text:p text:style-name="P1">The following question refers to: Zhong, C. &amp; Liljenquist, K. (2006). Washing away your sins: Threatened morality and physical cleansing. <text:span text:style-name="T1">Science</text:span>, 313(5792), 1451-1452. <text:line-break/><text:line-break/><text:span text:style-name="T3">What connection did the researchers find between physical cleanliness and moral behavior?</text:span> </text:p>
      <text:p text:style-name="P1">Cleanliness was in close physical proximity to godliness. </text:p>
      <text:p text:style-name="P1">The connection between cleanliness and moral violations explained the discrepancy between weighted equity theory and focalism. </text:p>
      <text:p text:style-name="P1">There was an inverse relationship between remembering immoral behavior and physical cleansing behaviors. </text:p>
      <text:p text:style-name="P6">Participants who had just thought about moral violations were much more likely to show an interest in cleaning products. </text:p>
      <text:h text:style-name="Heading_20_3" text:outline-level="3">Question 31</text:h>
      <text:p text:style-name="P1"><text:span text:style-name="T3">What increased cheating in the dice task?</text:span> </text:p>
      <text:p text:style-name="P1">Weighting the dice so that they only roll low numbers </text:p>
      <text:p text:style-name="P10">Letting people test roll the dice more often </text:p>
      <text:p text:style-name="P1">Offering a free bottle of water </text:p>
      <text:p text:style-name="P1">Having an attractive woman as a fake participant </text:p>
      <text:p text:style-name="P4"/>
      <text:p text:style-name="Standard">&amp;&amp;&amp;&amp;&amp;&amp;&amp;&amp;&amp;&amp;&amp;&amp;&amp;&amp;&amp;&amp;&amp;&amp;&amp;&amp;&amp;&amp;&amp;&amp;&amp;&amp;&amp;&amp;&amp;&amp;&amp;&amp;&amp;&amp;&amp;&amp;&amp;&amp;&amp;&amp;&amp;&amp;&amp;&amp;&amp;&amp;&amp;&amp;</text:p>
      <text:h text:style-name="Heading_20_3" text:outline-level="3">Question 1</text:h>
      <text:p text:style-name="Text_20_body">Answer this question honestly, taking only your own case into account. </text:p>
      <text:p text:style-name="P1"><text:span text:style-name="T1">This question will not count toward your grade.</text:span> <text:line-break/><text:line-break/><text:span text:style-name="T3">My classmates would be most proud of me if…</text:span> </text:p>
      <text:p text:style-name="P1">I did not cheat on this exam and got the score I earned. </text:p>
      <text:p text:style-name="Text_20_body">I cheated on this exam and got a score higher than I earned. </text:p>
      <text:h text:style-name="Heading_20_3" text:outline-level="3">Question 2</text:h>
      <text:p text:style-name="P1">The following question refers to: Anik, L., Aknin, L., Norton, M., &amp; Dunn, E. (2009). Feeling good about giving: The benefits (and costs) of self-interested charitable behavior. <text:span text:style-name="T1">Harvard Business School Marketing Unit Working Paper</text:span>, (10-012).<text:line-break/><text:line-break/><text:span text:style-name="T3">What did the researchers find about the relationship between happiness and giving? </text:span></text:p>
      <text:p text:style-name="P11">They were surprised to find that there is no relationship between happiness and giving. </text:p>
      <text:p text:style-name="P11">Inducing sadness or guilt is the best way to motivate people to give. Once they’ve given, they are less happy because they have less money. </text:p>
      <text:p text:style-name="P1">Happy people are prone to give more, but giving does not make them happier. </text:p>
      <text:p text:style-name="P6">Both incidental sadness (e.g., “I feel bad for that person”) and global happiness (e.g., “I feel good in general”) can promote higher levels of giving. </text:p>
      <text:h text:style-name="Heading_20_3" text:outline-level="3">Question 3</text:h>
      <text:p text:style-name="P1">The following question refers to: Heyman, J., &amp; Ariely, D. (2004). Effort for payment: A tale of two markets. <text:span text:style-name="T1">Psychological Science</text:span>, 15(11), 787-793.<text:line-break/><text:line-break/><text:span text:style-name="T3">Did changing the value of a candy gift affect participants’ performance?</text:span> </text:p>
      <text:p text:style-name="P1"><text:soft-page-break/>Yes. When the reward was a more expensive amount of candy, people were more highly motivated. </text:p>
      <text:p text:style-name="P10">No. In the social market condition, where people received gifts rather than cash payments, participants’ performance didn’t change when they received a more valuable gift. </text:p>
      <text:p text:style-name="P1">Yes. When the reward was a less financially valuable gift of candy, people were more highly motivated. </text:p>
      <text:p text:style-name="Text_20_body">Yes. Participants who received the candy gift decided to become chocolatiers. </text:p>
      <text:h text:style-name="Heading_20_3" text:outline-level="3">Question 4</text:h>
      <text:p text:style-name="P2">Studies have shown that when workers in jobs requiring mental focus are offered extremely large incentives for performance, they . . . . </text:p>
      <text:p text:style-name="P1">are more motivated and generally perform better. </text:p>
      <text:p text:style-name="P1">are less motivated but generally perform better. </text:p>
      <text:p text:style-name="P10">are more motivated but generally perform worse. </text:p>
      <text:p text:style-name="Text_20_body">are incapacitated by the pain of paying. </text:p>
      <text:h text:style-name="Heading_20_3" text:outline-level="3">Question 5</text:h>
      <text:p text:style-name="P1"><text:span text:style-name="T3">Which of the following demonstrates the IKEA effect?</text:span> </text:p>
      <text:p text:style-name="P1">You place a higher value on skills someone else teaches you than on the skills you discover on your own. </text:p>
      <text:p text:style-name="P10">You love a table that you made and painted. </text:p>
      <text:p text:style-name="P1">Emotions are transient and can overtake cognition. </text:p>
      <text:p text:style-name="Text_20_body">You become a better worker because your skills improve with practice. </text:p>
      <text:h text:style-name="Heading_20_3" text:outline-level="3">Question 6</text:h>
      <text:p text:style-name="P2">Working hard to finish a paper for this class and then overvaluing your achievement is an example of . . . </text:p>
      <text:p text:style-name="P1">defaults. </text:p>
      <text:p text:style-name="P1">the Etsy Effect. </text:p>
      <text:p text:style-name="P10">the IKEA effect. </text:p>
      <text:p text:style-name="Text_20_body">a Ulysses contract. </text:p>
      <text:h text:style-name="Heading_20_3" text:outline-level="3">Question 7</text:h>
      <text:p text:style-name="P1"><text:span text:style-name="T3">How do Karl Marx and Adam Smith differ in their views on labor, efficiency, and meaning?</text:span> </text:p>
      <text:p text:style-name="P10">Marx emphasizes the importance of meaning in economic activity, while Smith emphasizes the importance of efficiency. </text:p>
      <text:p text:style-name="P1">Smith thought there was a tradeoff between meaning and efficiency, while Marx thought a workplace could have both. </text:p>
      <text:p text:style-name="P1">Smith dealt solely with pin factories, while Marx contemplated the meaning of life. </text:p>
      <text:p text:style-name="Text_20_body">Marx thought that his slapstick movies were more meaningful without sound, while Smith thought the dialogue cards were inefficient. </text:p>
      <text:h text:style-name="Heading_20_3" text:outline-level="3">Question 8</text:h>
      <text:p text:style-name="P1"><text:span text:style-name="T3">In which condition are we most likely to be willing to pay for labor?</text:span> </text:p>
      <text:p text:style-name="P1"><text:span text:style-name="T5">When the fixed costs of work are low and the marginal costs are high.</text:span> </text:p>
      <text:p text:style-name="P11">When you could have easily done the work yourself. </text:p>
      <text:p text:style-name="P11">When you get up on the wrong side of bed. </text:p>
      <text:p text:style-name="Text_20_body">When the fixed costs of work are high and the marginal costs are low. </text:p>
      <text:h text:style-name="Heading_20_3" text:outline-level="3"><text:soft-page-break/>Question 9</text:h>
      <text:p text:style-name="P1"><text:span text:style-name="T3">Imagine you are a teacher. Which of the following is probably the most effective way to motivate your students?</text:span> </text:p>
      <text:p text:style-name="P1">Ask them to create self-imposed deadlines for their assignments. </text:p>
      <text:p text:style-name="P1">Give them the freedom to figure out how to take your class on their own. </text:p>
      <text:p text:style-name="P10">Personally thank them for their efforts. </text:p>
      <text:p text:style-name="Text_20_body">Offer them enormous monetary bonuses for good performance. </text:p>
      <text:h text:style-name="Heading_20_3" text:outline-level="3">Question 10</text:h>
      <text:p text:style-name="P1"><text:span text:style-name="T3">Your boss is interested in motivating his employees and asked you how he could do so effectively. What should you say?</text:span> </text:p>
      <text:p text:style-name="P10">"Acknowledge employees’ work." </text:p>
      <text:p text:style-name="P1">"Everything improves with money. Pay employees more and you’ll get more, better work from them." </text:p>
      <text:p text:style-name="P1">"Pay each employee according to his or her productivity." </text:p>
      <text:p text:style-name="Text_20_body">"Punish them each time they are late for work so they know that every minute of productivity counts.” </text:p>
      <text:h text:style-name="Heading_20_3" text:outline-level="3">Question 11</text:h>
      <text:p text:style-name="P2">Frequent micro-payments induce people to . . . </text:p>
      <text:p text:style-name="P1">generally spend more. </text:p>
      <text:p text:style-name="P1">buy micro-objects more often. </text:p>
      <text:p text:style-name="P10">suffer more from the pain of paying. </text:p>
      <text:p text:style-name="Text_20_body">recognize idiosyncratic fit. </text:p>
      <text:h text:style-name="Heading_20_3" text:outline-level="3">Question 12</text:h>
      <text:p text:style-name="P1">The following question refers to: Thaler, R. H. &amp; Benartzi, S. (2004). Save more tomorrow: Using behavioral economics to increase employee saving. <text:span text:style-name="T1">Journal of Political Economy</text:span>, 112(1), S164-S187.<text:line-break/><text:line-break/><text:span text:style-name="T3">How is the “Save More Tomorrow” program designed to overcome the problems people have with saving enough?</text:span> </text:p>
      <text:p text:style-name="P10">It takes advantage of inertia and the status quo bias by automatically increasing savings in the future. </text:p>
      <text:p text:style-name="P1">It reduces loss aversion by allowing people to gradually save less with each paycheck. </text:p>
      <text:p text:style-name="Text_20_body">It automatically enters people into a $1 million lottery each day, but it only gives winners the prize if they have maximized their savings and diverted 15% of their salary into retirement accounts. </text:p>
      <text:h text:style-name="Heading_20_3" text:outline-level="3">Question 13</text:h>
      <text:p text:style-name="P1">The following question refers to: Ariely, D., &amp; Wertenbroch, K. (2002). Procrastination, Deadlines, and Performance: Self-control by Precommitment. <text:span text:style-name="T1">Psychological Science</text:span>, 13(3), 219-224.<text:line-break/><text:line-break/><text:span text:style-name="T3">Which was most effective in helping people submit their papers on time?</text:span> </text:p>
      <text:p text:style-name="P1">Deadlines imposed by friends and significant others </text:p>
      <text:p text:style-name="P1">Deadlines clustered toward the end of the semester </text:p>
      <text:p text:style-name="P1">Self-imposed deadlines </text:p>
      <text:p text:style-name="P6">Assigned deadlines that were evenly spaced </text:p>
      <text:h text:style-name="Heading_20_3" text:outline-level="3"><text:soft-page-break/>Question 14</text:h>
      <text:p text:style-name="P1"><text:span text:style-name="T3">Which of the following is an example of time-inconsistent preferences?</text:span> </text:p>
      <text:p text:style-name="P10">A person who wants to lose weight doesn’t want a dessert if you ask him before he goes to dinner, does want a dessert if you ask him at dinner, and wishes he hadn’t eaten dessert after the meal is finished. </text:p>
      <text:p text:style-name="P1">A person is always late to social gatherings, but never apologizes. </text:p>
      <text:p text:style-name="P1">A person who wants to eat crème brûlée and lose weight carefully budgets calories before and after eating the dessert. </text:p>
      <text:p text:style-name="Text_20_body">A person who wants to wake up early but doesn’t have the willpower charges herself $1 for each minute she spends in bed after her goal wakeup time. </text:p>
      <text:h text:style-name="Heading_20_3" text:outline-level="3">Question 15</text:h>
      <text:p text:style-name="P1"><text:span text:style-name="T3">Which of the following is an example of a Ulysses Contract?</text:span> </text:p>
      <text:p text:style-name="P10">Giving your friend control over your Facebook account during exam week </text:p>
      <text:p text:style-name="P1">Having your friends tie you to a mast </text:p>
      <text:p text:style-name="P1">Giving in to the sirens </text:p>
      <text:p text:style-name="Text_20_body">Paying for a gym membership on a per-use basis. </text:p>
      <text:h text:style-name="Heading_20_3" text:outline-level="3">Question 16</text:h>
      <text:p text:style-name="P1"><text:span text:style-name="T3">What is a Ulysses contract?</text:span> </text:p>
      <text:p text:style-name="P10">A consequence you put in place to restrict the actions of your future self </text:p>
      <text:p text:style-name="P1">A way to ensure that Herculean tasks are compensated appropriately </text:p>
      <text:p text:style-name="P1">A type of Greek marriage contract that entitles the husband to roam </text:p>
      <text:p text:style-name="Text_20_body">Promising yourself that someday you'll make your dream of sailing true </text:p>
      <text:h text:style-name="Heading_20_3" text:outline-level="3">Question 17</text:h>
      <text:p text:style-name="P1"><text:span text:style-name="T3">A person might prefer one-half of a box of chocolates today over a full box next week due to . . .</text:span> </text:p>
      <text:p text:style-name="P1">inattentional bias. </text:p>
      <text:p text:style-name="P1">risk aversion. </text:p>
      <text:p text:style-name="P10">the tendency to attribute more importance to one’s current environment or state. </text:p>
      <text:p text:style-name="Text_20_body">choc-a-holica syndrome. </text:p>
      <text:h text:style-name="Heading_20_3" text:outline-level="3">Question 18</text:h>
      <text:p text:style-name="P1"><text:span text:style-name="T3">What makes a person sophisticated, rather than naïve, about decision-making?</text:span> </text:p>
      <text:p text:style-name="P1">Sophisticated people can exhibit self-control when they’re on their own, but not when they’re among other people. </text:p>
      <text:p text:style-name="P1">Sophisticated people prefer sofas over armchairs. </text:p>
      <text:p text:style-name="P10">Sophisticated people have some awareness of their need for self-control. </text:p>
      <text:p text:style-name="Text_20_body">Sophisticated people lack experience making decisions. </text:p>
      <text:h text:style-name="Heading_20_3" text:outline-level="3">Question 19</text:h>
      <text:p text:style-name="P1"><text:span text:style-name="T3">Are people willing to wait an extra week for an additional half box of chocolates when they would receive the chocolates in a year and a week, rather than in a week?</text:span> </text:p>
      <text:p text:style-name="P10">Yes, most people decide to wait an extra week and get the extra half box. </text:p>
      <text:p text:style-name="P1">No, they decide to not wait an extra week in both situations. </text:p>
      <text:p text:style-name="P1">No, they take less chocolate in both cases because fewer chocolates are easier to carry around. </text:p>
      <text:p text:style-name="Text_20_body"><text:soft-page-break/>No, because they know the chocolate will get very stale after so long. </text:p>
      <text:h text:style-name="Heading_20_3" text:outline-level="3">Question 20</text:h>
      <text:p text:style-name="P1"><text:span text:style-name="T3">What traits did the children exhibit in the marshmallow test that helped them with self-control later in life?</text:span> </text:p>
      <text:p text:style-name="P1">The ability to justify their dishonest behavior when lying to the experimenters </text:p>
      <text:p text:style-name="P10">The ability to distract themselves </text:p>
      <text:p text:style-name="P1">A distaste for marshmallows </text:p>
      <text:p text:style-name="Text_20_body">The ability to play a musical instrument </text:p>
      <text:h text:style-name="Heading_20_3" text:outline-level="3">Question 21</text:h>
      <text:p text:style-name="P1"><text:span text:style-name="T3">Which of the following is most closely associated with success in adulthood?</text:span> </text:p>
      <text:p text:style-name="P1">Early talent at manipulating parents </text:p>
      <text:p text:style-name="P1">An early childhood preference for savory rather than sweet food </text:p>
      <text:p text:style-name="P1">Indiscriminate approach to new ideas </text:p>
      <text:p text:style-name="P6">Early ability to exhibit self-control </text:p>
      <text:h text:style-name="Heading_20_3" text:outline-level="3">Question 22</text:h>
      <text:p text:style-name="P2">Emotions . . . </text:p>
      <text:p text:style-name="P1">are a recently developed function of the human brain. </text:p>
      <text:p text:style-name="P10">dissipate faster than people expect. </text:p>
      <text:p text:style-name="P1">accumulate throughout life. </text:p>
      <text:p text:style-name="Text_20_body">are primarily activated through the brain’s neocortex. </text:p>
      <text:h text:style-name="Heading_20_3" text:outline-level="3">Question 23</text:h>
      <text:p text:style-name="P1"><text:span text:style-name="T3">What’s the problem with planning while in a cold state for how we would behave in a hot state?</text:span> </text:p>
      <text:p text:style-name="P1">We will correctly predict in a cold state how we'd act or feel in a hot state, but we will not be able to stop ourselves from doing things we'll regret. </text:p>
      <text:p text:style-name="P1">Hot states like Texas have more pleasant winters than cold states like North Dakota, but we forget how unpleasant the summers can be in a hot state. </text:p>
      <text:p text:style-name="P1">We will be much stronger when we're in a hot state, so we have to be very careful not to abuse that strength. In a cold state, it’s hard to plan for this. </text:p>
      <text:p text:style-name="P6">We suffer from an intra-empathy gap. </text:p>
      <text:h text:style-name="Heading_20_3" text:outline-level="3">Question 24</text:h>
      <text:p text:style-name="P1"><text:span text:style-name="T3">What mistake do people systematically make about affective forecasting?</text:span> </text:p>
      <text:p text:style-name="P10">People are generally fail to predict how they’ll adapt to situations in the future. </text:p>
      <text:p text:style-name="P1">Only fortunetellers are able to correctly practice affective forecasting. </text:p>
      <text:p text:style-name="P1">People who move from Saskatchewan to California are initially happier because of the weather improvement. They end up being less happy, however, because they compare themselves to all the stylish people in California. </text:p>
      <text:p text:style-name="Text_20_body">Only meteorologists can predict the weather and future emotional states. </text:p>
      <text:h text:style-name="Heading_20_3" text:outline-level="3">Question 25</text:h>
      <text:p text:style-name="P1"><text:span text:style-name="T3">What’s a dread risk?</text:span> </text:p>
      <text:p text:style-name="P10">a low-probability, high-consequence event like a nuclear explosion </text:p>
      <text:p text:style-name="P1"><text:soft-page-break/>a high-probability, low-consequence event like a parking ticket </text:p>
      <text:p text:style-name="P1">a high-probability, high-consequence event like a car wreck </text:p>
      <text:p text:style-name="Text_20_body">a high-probability, low-consequence event like a papercut </text:p>
      <text:h text:style-name="Heading_20_3" text:outline-level="3">Question 26</text:h>
      <text:p text:style-name="P1">The following question refers to: Gilbert, D. T., Lieberman, M. D., Morewedge, C. K., &amp; Wilson, T. D. (2004). The peculiar longevity of things not so bad. <text:span text:style-name="T1">Psychological Science</text:span>, 15(1), 14-19.<text:line-break/><text:line-break/><text:span text:style-name="T3">What demonstrates the “longevity of things not so bad” versus the short-lived effects of “things so bad”?</text:span> </text:p>
      <text:p text:style-name="P10">People planning for less painful medical procedures are more likely to back out than people undergoing procedures that they expect to be painful. </text:p>
      <text:p text:style-name="P1">People planning for painful medical procedures were unprepared to go through with it. </text:p>
      <text:p text:style-name="P1">People feel worse about insults than about physical pain. </text:p>
      <text:p text:style-name="Text_20_body">The phrase, "sticks and stones will break my bones, but words will never hurt me." </text:p>
      <text:h text:style-name="Heading_20_3" text:outline-level="3">Question 27</text:h>
      <text:p text:style-name="P1"><text:span text:style-name="T3">Which of the following is an example of over-weighting small probabilities?</text:span> </text:p>
      <text:p text:style-name="P1">The "what-the-hell" effect </text:p>
      <text:p text:style-name="P1">Clutch players' attempts to score in the last five minutes of basketball games </text:p>
      <text:p text:style-name="P1">The Denver Drug Program </text:p>
      <text:p text:style-name="P6">Dread risk </text:p>
      <text:h text:style-name="Heading_20_3" text:outline-level="3">Question 28</text:h>
      <text:p text:style-name="P1"><text:span text:style-name="T3">Which of the following depictions is likely to elicit the largest monetary donation?</text:span> </text:p>
      <text:p text:style-name="P10">Potential for saving the lives of 80% of 100 people </text:p>
      <text:p text:style-name="P1">Potential for saving $2 on a $4 ticket </text:p>
      <text:p text:style-name="P1">Potential for creating an animal shelter yacht for homeless puppies </text:p>
      <text:p text:style-name="Text_20_body">Potential for saving the lives of 10% of 10,000 people </text:p>
      <text:h text:style-name="Heading_20_3" text:outline-level="3">Question 29</text:h>
      <text:p text:style-name="P1"><text:span text:style-name="T3">Which of the following appeals is most likely to increase charitable donations?</text:span> </text:p>
      <text:p text:style-name="P10">Presenting people with a specific person who would benefit </text:p>
      <text:p text:style-name="P1">Emotional priming, followed by statistical evidence </text:p>
      <text:p text:style-name="P11">Telling potential donors that they can shake hands with Bill Gates if they donate </text:p>
      <text:p text:style-name="P7">Posing a complicated problem and an uncertain solution </text:p>
      <text:h text:style-name="Heading_20_3" text:outline-level="3">Question 30</text:h>
      <text:p text:style-name="P1"><text:span text:style-name="T3">Which of the following sentences best demonstrates the Identifiable Victim Effect?</text:span> </text:p>
      <text:p text:style-name="P1">It takes at least four different kinds of cheese to make good pizza. </text:p>
      <text:p text:style-name="P1">It takes a thief to catch a thief. </text:p>
      <text:p text:style-name="P10">It takes one Siberian tiger to save the taiga. </text:p>
      <text:p text:style-name="Text_20_body">It takes a cat to catch a mouse. </text:p>
      <text:h text:style-name="Heading_20_3" text:outline-level="3">Question 31</text:h>
      <text:p text:style-name="P1"><text:span text:style-name="T3">Which is a key lesson from this course?</text:span> </text:p>
      <text:p text:style-name="P1">Our vision is not as good as it could be. </text:p>
      <text:p text:style-name="P1"><text:soft-page-break/>Each person can really only explain his or her own behavior, not the behavior of other people or groups. </text:p>
      <text:p text:style-name="P10">We have faulty intuitions and need to find more objective methods for explaining our behavior. </text:p>
      <text:p text:style-name="P1">Too frequently, people think with their right brain instead of their left brain when they are trying to solve problem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23:01:09.80</meta:creation-date>
    <dc:date>2013-05-11T17:34:01.53</dc:date>
    <meta:editing-duration>PT3H1M4S</meta:editing-duration>
    <meta:editing-cycles>10</meta:editing-cycles>
    <meta:generator>OpenOffice.org/3.4.1$Win32 OpenOffice.org_project/341m1$Build-9593</meta:generator>
    <meta:document-statistic meta:table-count="0" meta:image-count="0" meta:object-count="0" meta:page-count="15" meta:paragraph-count="459" meta:word-count="5360" meta:character-count="32279"/>
  </office:meta>
</office:document-meta>
</file>